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240000234700002347C35FE29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centrate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Not “Fudge-Packer”</text:span></text:p>
          </draw:text-box>
        </draw:frame>
        <draw:frame draw:style-name="gr1" draw:text-style-name="P1" draw:layer="layout" svg:width="9.03cm" svg:height="9.03cm" svg:x="9.574cm" svg:y="6.034cm">
          <draw:image xlink:href="Pictures/200000240000234700002347C35FE295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 It Do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ibrary to handle CSS and JavaScript resources for Web apps</text:p>
              </text:list-item>
              <text:list-item>
                <text:p>Sorts CSS and JavaScript for display in the HTML &lt;head&gt;</text:p>
              </text:list-item>
              <text:list-item>
                <text:p>Command-line script to combine and/or minify CSS and JavaScript fi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ow It Works - Part 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SS and JavaScript resources are described in YAML files</text:p>
              </text:list-item>
              <text:list-item>
                <text:p>YAML chosen for its simple, readable and maintainable syntax</text:p>
              </text:list-item>
              <text:list-item>
                <text:p>YAML files describe</text:p>
                <text:list>
                  <text:list-item>
                    <text:p>What resources are available</text:p>
                  </text:list-item>
                  <text:list-item>
                    <text:p>What resources conflict</text:p>
                  </text:list-item>
                  <text:list-item>
                    <text:p>What resources depend on each other</text:p>
                  </text:list-item>
                  <text:list-item>
                    <text:p>What resources may be combined together</text:p>
                  </text:list-item>
                  <text:list-item>
                    <text:p>What package resources belong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Location of the YAML Fi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iles are found in</text:p>
                <text:list>
                  <text:list-item>
                    <text:p><text:span text:style-name="T2">/so/sites/</text:span><text:span text:style-name="T3">site</text:span><text:span text:style-name="T2">/work-</text:span><text:span text:style-name="T3">foo</text:span><text:span text:style-name="T2">/dependencies/</text:span></text:p>
                  </text:list-item>
                  <text:list-item>
                    <text:p><text:span text:style-name="T2">/so/packages/</text:span><text:span text:style-name="T3">package</text:span><text:span text:style-name="T2">/work-</text:span><text:span text:style-name="T3">foo</text:span><text:span text:style-name="T2">/dependencies/</text:span></text:p>
                  </text:list-item>
                </text:list>
              </text:list-item>
              <text:list-item>
                <text:p><text:span text:style-name="T2">Filenames are not important and you can have more than one file in a directory. As long as the file ends in .yaml it will be parsed.</text:span></text:p>
                <text:list>
                  <text:list-item>
                    <text:p><text:span text:style-name="T2">For example, Swat has two separate files</text:span></text:p>
                    <text:list>
                      <text:list-item>
                        <text:p><text:span text:style-name="T2">swat.yaml</text:span></text:p>
                      </text:list-item>
                      <text:list-item>
                        <text:p><text:span text:style-name="T2">swat-yui.ya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YAML Examples</text:p>
          </draw:text-box>
        </draw:frame>
        <draw:frame presentation:style-name="pr7" draw:layer="layout" svg:width="25.199cm" svg:height="13.86cm" svg:x="1.4cm" svg:y="4.914cm" presentation:class="subtitle">
          <draw:text-box>
            <text:p>Watch as I alt+tab..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ow It Works - Part 2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e YAML files are parsed</text:p>
              </text:list-item>
              <text:list-item>
                <text:p>Raw data is massaged using:</text:p>
                <text:list>
                  <text:list-item>
                    <text:p>Set arithmetic</text:p>
                  </text:list-item>
                  <text:list-item>
                    <text:p>Tree traversal</text:p>
                  </text:list-item>
                  <text:list-item>
                    <text:p>Sorting</text:p>
                  </text:list-item>
                </text:list>
              </text:list-item>
              <text:list-item>
                <text:p>Site package and Swat package use Concentrate API to sort and display SwatHtmlHeadEntry obje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ach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t arithmetic, tree traversal and sorting are expensive (200-800 ms per page)</text:p>
              </text:list-item>
              <text:list-item>
                <text:p>Data is cached in memcache</text:p>
              </text:list-item>
              <text:list-item>
                <text:p>On zest, cache is cleared when YAML files are modified</text:p>
              </text:list-item>
              <text:list-item>
                <text:p>On live, cache is not cleared when YAML files are modified, cache is already cleared when files sync liv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ment Cycle Chang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en you add a new CSS file or JavaScript file to a package or site, it should be added to the relevant YAML file</text:p>
                <text:list>
                  <text:list-item>
                    <text:p>Files are found in</text:p>
                    <text:list>
                      <text:list-item>
                        <text:p><text:span text:style-name="T2">/so/sites/</text:span><text:span text:style-name="T3">site</text:span><text:span text:style-name="T2">/work-</text:span><text:span text:style-name="T3">foo</text:span><text:span text:style-name="T2">/dependencies/</text:span></text:p>
                      </text:list-item>
                      <text:list-item>
                        <text:p><text:span text:style-name="T2">/so/packages/</text:span><text:span text:style-name="T3">package</text:span><text:span text:style-name="T2">/work-</text:span><text:span text:style-name="T3">foo</text:span><text:span text:style-name="T2">/dependencies/</text:span></text:p>
                      </text:list-item>
                    </text:list>
                  </text:list-item>
                </text:list>
              </text:list-item>
              <text:list-item>
                <text:p>Command-line app should be incorporated into the sync script to build combined files and minify files when syncing liv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Gauthier</meta:initial-creator>
    <meta:creation-date>2010-02-23T16:29:52</meta:creation-date>
    <meta:editing-duration>PT09H52M46S</meta:editing-duration>
    <meta:editing-cycles>5</meta:editing-cycles>
    <dc:date>2010-02-24T03:14:43</dc:date>
    <dc:creator>Michael Gauthier</dc:creator>
    <meta:generator>OpenOffice.org/3.1$Unix OpenOffice.org_project/310m19$Build-9420</meta:generator>
    <meta:document-statistic meta:object-count="54"/>
  </office:meta>
</office:document-meta>
</file>